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1"/>
      <text:p text:style-name="P2">TileBased Platformer</text:p>
      <text:p text:style-name="P2">Varje nivå är ”halv-klar”, spelaren måste bygga klart nivån med hjälp av olika blocks för att kunna klara nivån</text:p>
      <text:p text:style-name="P2">LevelEditor</text:p>
      <text:p text:style-name="P2">Moving Enemies</text:p>
      <text:p text:style-name="P2">Special tiles, t.ex. tiles som boostar speed, gör att man hoppar högre, tiles som faller/går sönder när man går på dem</text:p>
      <text:p text:style-name="P2"/>
      <text:p text:style-name="P2"/>
      <text:p text:style-name="P1">UNDECIDED SHIT</text:p>
      <text:p text:style-name="P1"/>
      <text:p text:style-name="P2">TEMA!?!?!?!?!?! Utomhus (gräs, sten, sol, moln etc)? Fabrik (järn, maskiner etc)? </text:p>
      <text:p text:style-name="P2">Isigt (utomhus fast med is på saker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las Andersson</meta:initial-creator>
    <meta:creation-date>2014-04-06T21:35:57.74</meta:creation-date>
    <meta:document-statistic meta:table-count="0" meta:image-count="0" meta:object-count="0" meta:page-count="1" meta:paragraph-count="9" meta:word-count="67" meta:character-count="415"/>
    <dc:date>2014-04-06T21:40:31.74</dc:date>
    <dc:creator>Niklas Andersson</dc:creator>
    <meta:editing-duration>PT4M34S</meta:editing-duration>
    <meta:editing-cycles>1</meta:editing-cycles>
    <meta:generator>OpenOffice.org/3.3$Win32 OpenOffice.org_project/330m20$Build-9567</meta:generator>
  </office:meta>
</office:document-meta>
</file>